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DefinitionReaderUtils.generateBeanName( BeanDefinition definition , BeanDefinitionRegistry registry , boolean isInnerBea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BeanDefinitionReaderUtils.registerBeanDefinition( BeanDefinitionHolder definitionHolder , BeanDefinitionRegistry 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DefinitionReaderUtils.registerWithGeneratedName( AbstractBeanDefinition definition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DefinitionReaderUtils.generateBeanName( BeanDefinition beanDefinition , BeanDefinition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DefinitionReaderUtils.createBeanDefinition( @ Nullable String parentName , @ Nullable String className , @ Nullable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anDefinitionReaderUtils.uniqueBeanName( String beanName , BeanDefinitionRegistry regist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